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6646in"/>
    </style:style>
    <style:style style:name="co8" style:family="table-column">
      <style:table-column-properties fo:break-before="auto" style:column-width="1.5898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362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1.311in"/>
    </style:style>
    <style:style style:name="co13" style:family="table-column">
      <style:table-column-properties fo:break-before="auto" style:column-width="1.225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Accent_20_1" office:value-type="string" calcext:value-type="string">
            <text:p>JVM</text:p>
          </table:table-cell>
          <table:table-cell table:style-name="Accent_20_1" office:value-type="string" calcext:value-type="string">
            <text:p>Spring Boot Stack</text:p>
          </table:table-cell>
          <table:table-cell table:style-name="Accent_20_1" office:value-type="string" calcext:value-type="string">
            <text:p>Project Loom Enabled</text:p>
          </table:table-cell>
          <table:table-cell table:style-name="Accent_20_1" office:value-type="string" calcext:value-type="string">
            <text:p>Warm JVM</text:p>
          </table:table-cell>
          <table:table-cell table:style-name="Accent_20_1" office:value-type="string" calcext:value-type="string">
            <text:p>Image build time (s)</text:p>
          </table:table-cell>
          <table:table-cell table:style-name="Accent_20_1" office:value-type="string" calcext:value-type="string">
            <text:p>Image size (MB)</text:p>
          </table:table-cell>
          <table:table-cell table:style-name="Accent_20_1" office:value-type="string" calcext:value-type="string">
            <text:p>Startup Time (seconds)</text:p>
          </table:table-cell>
          <table:table-cell table:style-name="Accent_20_1" office:value-type="string" calcext:value-type="string">
            <text:p>Memory Usage (MB)</text:p>
          </table:table-cell>
          <table:table-cell table:style-name="Accent_20_1" office:value-type="string" calcext:value-type="string">
            <text:p>Create throughput</text:p>
          </table:table-cell>
          <table:table-cell table:style-name="Accent_20_1" office:value-type="string" calcext:value-type="string">
            <text:p>Read throughput</text:p>
          </table:table-cell>
          <table:table-cell table:style-name="Accent_20_1" office:value-type="string" calcext:value-type="string">
            <text:p>Update throughput</text:p>
          </table:table-cell>
          <table:table-cell table:style-name="Accent_20_1" office:value-type="string" calcext:value-type="string">
            <text:p>Delete throughput</text:p>
          </table:table-cell>
          <table:table-cell table:style-name="Accent_20_1" office:value-type="string" calcext:value-type="string">
            <text:p>Total throughput</text:p>
          </table:table-cell>
        </table:table-row>
        <table:table-row table:style-name="ro1">
          <table:table-cell office:value-type="string" calcext:value-type="string">
            <text:p>OpenJDK</text:p>
          </table:table-cell>
          <table:table-cell office:value-type="string" calcext:value-type="string">
            <text:p>Servle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299" calcext:value-type="float">
            <text:p>299</text:p>
          </table:table-cell>
          <table:table-cell office:value-type="float" office:value="10.192" calcext:value-type="float">
            <text:p>10.192</text:p>
          </table:table-cell>
          <table:table-cell office:value-type="float" office:value="176.7829" calcext:value-type="float">
            <text:p>176.7829</text:p>
          </table:table-cell>
          <table:table-cell office:value-type="float" office:value="208.8" calcext:value-type="float">
            <text:p>208.8</text:p>
          </table:table-cell>
          <table:table-cell office:value-type="float" office:value="209.6" calcext:value-type="float">
            <text:p>209.6</text:p>
          </table:table-cell>
          <table:table-cell office:value-type="float" office:value="209.7" calcext:value-type="float">
            <text:p>209.7</text:p>
          </table:table-cell>
          <table:table-cell office:value-type="float" office:value="210.1" calcext:value-type="float">
            <text:p>210.1</text:p>
          </table:table-cell>
          <table:table-cell office:value-type="float" office:value="835.1" calcext:value-type="float">
            <text:p>835.1</text:p>
          </table:table-cell>
        </table:table-row>
        <table:table-row table:style-name="ro1">
          <table:table-cell office:value-type="string" calcext:value-type="string">
            <text:p>OpenJDK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  <table:table-cell office:value-type="float" office:value="299" calcext:value-type="float">
            <text:p>299</text:p>
          </table:table-cell>
          <table:table-cell office:value-type="float" office:value="12.291" calcext:value-type="float">
            <text:p>12.291</text:p>
          </table:table-cell>
          <table:table-cell office:value-type="float" office:value="196.5141" calcext:value-type="float">
            <text:p>196.5141</text:p>
          </table:table-cell>
          <table:table-cell table:number-columns-repeated="3" office:value-type="float" office:value="441.3" calcext:value-type="float">
            <text:p>441.3</text:p>
          </table:table-cell>
          <table:table-cell office:value-type="float" office:value="441.4" calcext:value-type="float">
            <text:p>441.4</text:p>
          </table:table-cell>
          <table:table-cell office:value-type="float" office:value="1764.6" calcext:value-type="float">
            <text:p>1764.6</text:p>
          </table:table-cell>
        </table:table-row>
        <table:table-row table:style-name="ro1">
          <table:table-cell office:value-type="string" calcext:value-type="string">
            <text:p>OpenJDK</text:p>
          </table:table-cell>
          <table:table-cell office:value-type="string" calcext:value-type="string">
            <text:p>WebFlux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284" calcext:value-type="float">
            <text:p>284</text:p>
          </table:table-cell>
          <table:table-cell office:value-type="float" office:value="6.36" calcext:value-type="float">
            <text:p>6.36</text:p>
          </table:table-cell>
          <table:table-cell office:value-type="float" office:value="143.9233" calcext:value-type="float">
            <text:p>143.9233</text:p>
          </table:table-cell>
          <table:table-cell office:value-type="float" office:value="166.7" calcext:value-type="float">
            <text:p>166.7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67.1" calcext:value-type="float">
            <text:p>167.1</text:p>
          </table:table-cell>
          <table:table-cell office:value-type="float" office:value="666.6" calcext:value-type="float">
            <text:p>666.6</text:p>
          </table:table-cell>
        </table:table-row>
        <table:table-row table:style-name="ro1">
          <table:table-cell office:value-type="string" calcext:value-type="string">
            <text:p>OpenJDK</text:p>
          </table:table-cell>
          <table:table-cell office:value-type="string" calcext:value-type="string">
            <text:p>WebFl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284" calcext:value-type="float">
            <text:p>284</text:p>
          </table:table-cell>
          <table:table-cell office:value-type="float" office:value="8.686" calcext:value-type="float">
            <text:p>8.686</text:p>
          </table:table-cell>
          <table:table-cell office:value-type="float" office:value="143.3799" calcext:value-type="float">
            <text:p>143.3799</text:p>
          </table:table-cell>
          <table:table-cell office:value-type="float" office:value="362.4" calcext:value-type="float">
            <text:p>362.4</text:p>
          </table:table-cell>
          <table:table-cell table:number-columns-repeated="3" office:value-type="float" office:value="362.5" calcext:value-type="float">
            <text:p>362.5</text:p>
          </table:table-cell>
          <table:table-cell office:value-type="float" office:value="1449.5" calcext:value-type="float">
            <text:p>1449.5</text:p>
          </table:table-cell>
        </table:table-row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Servlet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50" calcext:value-type="float">
            <text:p>150</text:p>
          </table:table-cell>
          <table:table-cell office:value-type="float" office:value="214" calcext:value-type="float">
            <text:p>214</text:p>
          </table:table-cell>
          <table:table-cell office:value-type="float" office:value="0.739" calcext:value-type="float">
            <text:p>0.739</text:p>
          </table:table-cell>
          <table:table-cell office:value-type="float" office:value="90.3086" calcext:value-type="float">
            <text:p>90.3086</text:p>
          </table:table-cell>
          <table:table-cell office:value-type="float" office:value="356.2" calcext:value-type="float">
            <text:p>356.2</text:p>
          </table:table-cell>
          <table:table-cell table:number-columns-repeated="3" office:value-type="float" office:value="356.5" calcext:value-type="float">
            <text:p>356.5</text:p>
          </table:table-cell>
          <table:table-cell office:value-type="float" office:value="1424.7" calcext:value-type="float">
            <text:p>1424.7</text:p>
          </table:table-cell>
        </table:table-row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50" calcext:value-type="float">
            <text:p>150</text:p>
          </table:table-cell>
          <table:table-cell office:value-type="float" office:value="214" calcext:value-type="float">
            <text:p>214</text:p>
          </table:table-cell>
          <table:table-cell table:style-name="ce1" office:value-type="float" office:value="0.607" calcext:value-type="float">
            <text:p>0.607</text:p>
          </table:table-cell>
          <table:table-cell office:value-type="float" office:value="79.2985" calcext:value-type="float">
            <text:p>79.2985</text:p>
          </table:table-cell>
          <table:table-cell table:number-columns-repeated="3" office:value-type="float" office:value="308.8" calcext:value-type="float">
            <text:p>308.8</text:p>
          </table:table-cell>
          <table:table-cell office:value-type="float" office:value="308.9" calcext:value-type="float">
            <text:p>308.9</text:p>
          </table:table-cell>
          <table:table-cell office:value-type="float" office:value="1234.9" calcext:value-type="float">
            <text:p>1234.9</text:p>
          </table:table-cell>
        </table:table-row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WebFlux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office:value-type="float" office:value="0.28" calcext:value-type="float">
            <text:p>0.28</text:p>
          </table:table-cell>
          <table:table-cell office:value-type="float" office:value="52.4287" calcext:value-type="float">
            <text:p>52.4287</text:p>
          </table:table-cell>
          <table:table-cell office:value-type="float" office:value="365.8" calcext:value-type="float">
            <text:p>365.8</text:p>
          </table:table-cell>
          <table:table-cell table:number-columns-repeated="2" office:value-type="float" office:value="365.9" calcext:value-type="float">
            <text:p>365.9</text:p>
          </table:table-cell>
          <table:table-cell office:value-type="float" office:value="366" calcext:value-type="float">
            <text:p>366</text:p>
          </table:table-cell>
          <table:table-cell office:value-type="float" office:value="1463.1" calcext:value-type="float">
            <text:p>1463.1</text:p>
          </table:table-cell>
        </table:table-row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WebFl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office:value-type="float" office:value="0.166" calcext:value-type="float">
            <text:p>0.166</text:p>
          </table:table-cell>
          <table:table-cell office:value-type="float" office:value="20.9715" calcext:value-type="float">
            <text:p>20.9715</text:p>
          </table:table-cell>
          <table:table-cell table:number-columns-repeated="3" office:value-type="float" office:value="298.8" calcext:value-type="float">
            <text:p>298.8</text:p>
          </table:table-cell>
          <table:table-cell office:value-type="float" office:value="298.9" calcext:value-type="float">
            <text:p>298.9</text:p>
          </table:table-cell>
          <table:table-cell office:value-type="float" office:value="1194.9" calcext:value-type="float">
            <text:p>1194.9</text:p>
          </table:table-cell>
        </table:table-row>
        <table:table-row table:style-name="ro1">
          <table:table-cell office:value-type="string" calcext:value-type="string">
            <text:p>OpenJDK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299" calcext:value-type="float">
            <text:p>299</text:p>
          </table:table-cell>
          <table:table-cell office:value-type="float" office:value="9.303" calcext:value-type="float">
            <text:p>9.303</text:p>
          </table:table-cell>
          <table:table-cell office:value-type="float" office:value="182.7296" calcext:value-type="float">
            <text:p>182.7296</text:p>
          </table:table-cell>
          <table:table-cell office:value-type="float" office:value="186.7" calcext:value-type="float">
            <text:p>186.7</text:p>
          </table:table-cell>
          <table:table-cell office:value-type="float" office:value="188" calcext:value-type="float">
            <text:p>188</text:p>
          </table:table-cell>
          <table:table-cell office:value-type="float" office:value="188.6" calcext:value-type="float">
            <text:p>188.6</text:p>
          </table:table-cell>
          <table:table-cell office:value-type="float" office:value="189.3" calcext:value-type="float">
            <text:p>189.3</text:p>
          </table:table-cell>
          <table:table-cell office:value-type="float" office:value="746.7" calcext:value-type="float">
            <text:p>746.7</text:p>
          </table:table-cell>
        </table:table-row>
        <table:table-row table:style-name="ro1">
          <table:table-cell office:value-type="string" calcext:value-type="string">
            <text:p>OpenJDK</text:p>
          </table:table-cell>
          <table:table-cell office:value-type="string" calcext:value-type="string">
            <text:p>WebFlu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284" calcext:value-type="float">
            <text:p>284</text:p>
          </table:table-cell>
          <table:table-cell office:value-type="float" office:value="6.857" calcext:value-type="float">
            <text:p>6.857</text:p>
          </table:table-cell>
          <table:table-cell office:value-type="float" office:value="156.0851" calcext:value-type="float">
            <text:p>156.0851</text:p>
          </table:table-cell>
          <table:table-cell office:value-type="float" office:value="174.2" calcext:value-type="float">
            <text:p>174.2</text:p>
          </table:table-cell>
          <table:table-cell office:value-type="float" office:value="174.6" calcext:value-type="float">
            <text:p>174.6</text:p>
          </table:table-cell>
          <table:table-cell table:number-columns-repeated="2" office:value-type="float" office:value="174.8" calcext:value-type="float">
            <text:p>174.8</text:p>
          </table:table-cell>
          <table:table-cell office:value-type="float" office:value="696.9" calcext:value-type="float">
            <text:p>696.9</text:p>
          </table:table-cell>
        </table:table-row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Servl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50" calcext:value-type="float">
            <text:p>150</text:p>
          </table:table-cell>
          <table:table-cell office:value-type="float" office:value="214" calcext:value-type="float">
            <text:p>214</text:p>
          </table:table-cell>
          <table:table-cell office:value-type="float" office:value="0.428" calcext:value-type="float">
            <text:p>0.428</text:p>
          </table:table-cell>
          <table:table-cell office:value-type="float" office:value="80.8714" calcext:value-type="float">
            <text:p>80.8714</text:p>
          </table:table-cell>
          <table:table-cell office:value-type="float" office:value="352.5" calcext:value-type="float">
            <text:p>352.5</text:p>
          </table:table-cell>
          <table:table-cell table:number-columns-repeated="3" office:value-type="float" office:value="352.6" calcext:value-type="float">
            <text:p>352.6</text:p>
          </table:table-cell>
          <table:table-cell office:value-type="float" office:value="1409.7" calcext:value-type="float">
            <text:p>1409.7</text:p>
          </table:table-cell>
        </table:table-row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WebFlu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office:value-type="float" office:value="0.139" calcext:value-type="float">
            <text:p>0.139</text:p>
          </table:table-cell>
          <table:table-cell office:value-type="float" office:value="40.8944" calcext:value-type="float">
            <text:p>40.8944</text:p>
          </table:table-cell>
          <table:table-cell office:value-type="float" office:value="358.7" calcext:value-type="float">
            <text:p>358.7</text:p>
          </table:table-cell>
          <table:table-cell table:number-columns-repeated="2" office:value-type="float" office:value="358.8" calcext:value-type="float">
            <text:p>358.8</text:p>
          </table:table-cell>
          <table:table-cell office:value-type="float" office:value="358.9" calcext:value-type="float">
            <text:p>358.9</text:p>
          </table:table-cell>
          <table:table-cell office:value-type="float" office:value="1434.6" calcext:value-type="float">
            <text:p>1434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 style:data-style-name="N2" text:time-value="14:46:51.8093349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lliam Gadney</meta:initial-creator>
    <meta:creation-date>2023-11-21T09:26:31.129775936</meta:creation-date>
    <dc:date>2023-12-18T15:57:42.195689780</dc:date>
    <dc:creator>William Gadney</dc:creator>
    <meta:editing-duration>PT12H50M41S</meta:editing-duration>
    <meta:editing-cycles>45</meta:editing-cycles>
    <meta:generator>LibreOffice/7.6.4.1$Linux_X86_64 LibreOffice_project/60$Build-1</meta:generator>
    <meta:document-statistic meta:table-count="1" meta:cell-count="169" meta:object-count="0"/>
  </office:meta>
</office:document-meta>
</file>